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-Requerer Requisição</text:span></text:p>
      <text:p text:style-name="P1"><text:span text:style-name="T1">Abertura de requisição de serviços, onde define quais as formas de serviços estão sendo solicitadas, segue a filosofia de requisição onde é divida em requisição de servio e requisição de incidentes quem podem informar ou não como o serviços pode ser solicitado.</text:span></text:p>
      <text:p text:style-name="P1"><text:span text:style-name="T1">2-Registro e validação</text:span></text:p>
      <text:p text:style-name="P1"><text:span text:style-name="T1">O registro de requisição pode ter diversar caracteriscas, tais como: Número de referência única;<text:s/></text:span><text:span text:style-name="T2">Categoriza</text:span><text:span text:style-name="T3">ção da requisição de acordo com o seu tipo;<text:s/></text:span><text:span text:style-name="T4">Urg</text:span><text:span text:style-name="T5">ência da requisição;<text:s/></text:span><text:span text:style-name="T6">Impacto da requisi</text:span><text:span text:style-name="T7">ção;<text:s/></text:span><text:span text:style-name="T8">Prioriza</text:span><text:span text:style-name="T9">ção da requisição;<text:s/></text:span><text:span text:style-name="T10">Registros de data e hora de abertura, tratamento e fechamento</text:span><text:span text:style-name="T11">;<text:s/></text:span><text:span text:style-name="T12">Nome,<text:s/></text:span><text:span text:style-name="T13">área e dados da pessoa que solicitou o serviço;<text:s/></text:span><text:span text:style-name="T14">Centro de custos caso o servi</text:span><text:span text:style-name="T15">ço seja cobrado,<text:s/></text:span><text:span text:style-name="T16">Descri</text:span><text:span text:style-name="T17">ção da solicitação;<text:s/></text:span><text:span text:style-name="T18">Status da requisi</text:span><text:span text:style-name="T19">ção (aberta, em progresso, aguardando autorização e fechada);<text:s/></text:span><text:span text:style-name="T20">ICs relacionados</text:span><text:span text:style-name="T21">;<text:s/></text:span><text:span text:style-name="T22">Grupo de suporte respons</text:span><text:span text:style-name="T23">ável pela execução do serviço. Cada requisição pode ter 1 ou mais caracteriscas ligadas a requisição.</text:span></text:p>
      <text:p text:style-name="P1"><text:span text:style-name="T23">3-Categorização de Requsição</text:span></text:p>
      <text:p text:style-name="P1"><text:span text:style-name="T23">A requisição pode ser categorizada por tipos de atividades, tipos de serviços , tipos de IC relacionados ou pela função que irá executar a requisição. Exemplo, central de serviço, Gerenciamento técnico entre outros.</text:span></text:p>
      <text:p text:style-name="P1"><text:span text:style-name="T23">4-Priorização da requisição</text:span></text:p>
      <text:p text:style-name="P1"><text:span text:style-name="T23">Define qual o nivel critico da requisição e a prioridade da mesma com base nas informações concedidas pelo impacto e urgência da solicitação.</text:span></text:p>
      <text:p text:style-name="P1"><text:span text:style-name="T23">5-Aprovação </text:span></text:p>
      <text:p text:style-name="P1"><text:span text:style-name="T23">Aprovação de uma requisição pode ser padrão, seguir o fluxo completo para registrar, validar, categorização, priorização, aprovação, revisão, execução e finalização. Ou a aprovação pode ser meramente informativa, assim como deixar o gerente ciente da requisição, ou até mesmo o requirimento de um datashow.</text:span></text:p>
      <text:p text:style-name="P1"><text:span text:style-name="T23">6-Revisição da requisição</text:span></text:p>
      <text:p text:style-name="P1"><text:span text:style-name="T23">Depois de aprovador a requisição passa por um processor de revisão para garantir que não haja não conformidades, então a requisição<text:s text:c="2"/>e passada para equipe responsavel por aquele serviço.</text:span></text:p>
      <text:p text:style-name="P1"><text:span text:style-name="T23">7-Execução do Modelo de Requisição de Serviço</text:span></text:p>
      <text:p text:style-name="P1"><text:span text:style-name="T23">Nessa etapa é realizada os procedimentos previamente planejadas pela equipe responsavel, onde os mesmo seguem passos padronizados a serem seguidos para execução do serviços.</text:span></text:p>
      <text:p text:style-name="P1"><text:span text:style-name="T23">8-Fechamento</text:span></text:p>
      <text:p text:style-name="P1"><text:span text:style-name="T23">Após todo o processo a central de serviço ficará responsavel por verificar as seguintes informações:</text:span></text:p>
      <text:p text:style-name="P1"><text:span text:style-name="T23">Se os requerimentos financeiros de cobrança estão corretos.</text:span></text:p>
      <text:p text:style-name="P1"><text:span text:style-name="T24">• Se a categoriza</text:span><text:span text:style-name="T25">ção está correta.</text:span></text:p>
      <text:p text:style-name="P1"><text:span text:style-name="T26">• Se o usu</text:span><text:span text:style-name="T27">ário está satisfeito com o serviço.</text:span></text:p>
      <text:p text:style-name="P1"><text:span text:style-name="T28">• Se as evid</text:span><text:span text:style-name="T29">ências e aprovações necessárias para a Requisição de Serviço estão corretas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